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25-11-06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25-09-08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25-05-27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25-02-03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24-10-31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24-08-01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24-04-22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24-01-30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23-11-15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23-09-08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23-04-1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23-01-20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22-11-09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22-07-14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22-06-15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21-12-03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21-02-10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20-08-10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19-09-10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19-06-21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19-03-04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18-11-20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18-08-15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18-05-22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18-02-06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17-10-24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17-08-03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17-05-31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17-03-1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16-12-01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16-09-08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4616" calcext:value-type="float">
            <text:p>30.0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16-05-26 1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16-02-0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15-08-2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15-06-23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15-03-12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14-12-0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14-09-11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14-06-03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14-03-20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13-09-18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13-05-16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13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12-12-06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12-08-1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12-05-2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12-02-23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11-12-15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11-08-16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016" calcext:value-type="float">
            <text:p>30.9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11-05-23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11-03-14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10-11-18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10-08-30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10-06-14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10-02-18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2048" calcext:value-type="float">
            <text:p>30.1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09-11-0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09-09-17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09-05-21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09-03-19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08-12-1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08-09-03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08-05-0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08-02-12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07-11-13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07-08-28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07-07-02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07-02-2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06-11-15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06-07-17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06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06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0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05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0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05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05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04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0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04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03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03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03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03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02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02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02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0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01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01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01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01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0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00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00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2000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99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99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99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99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9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9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98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98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97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97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9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97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96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96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96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96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9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95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95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95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95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94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264" calcext:value-type="float">
            <text:p>25.7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94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9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94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94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94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93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93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9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9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93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944" calcext:value-type="float">
            <text:p>25.0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92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9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9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7792" calcext:value-type="float">
            <text:p>25.7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9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92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9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92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91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91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91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91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9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91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2728" calcext:value-type="float">
            <text:p>24.1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9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90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90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90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90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90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90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90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9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9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9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9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9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28" calcext:value-type="float">
            <text:p>24.3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8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8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8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8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8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8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7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1432" calcext:value-type="float">
            <text:p>24.4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7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7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7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7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7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6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6192" calcext:value-type="float">
            <text:p>24.3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6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6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3208" calcext:value-type="float">
            <text:p>24.1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6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5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5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5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5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4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4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4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3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3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3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3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2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2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2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2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2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2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2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1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1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1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1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1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1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1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1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0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0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0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0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0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0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0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0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0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0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0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0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0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0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0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0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0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0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80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9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9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9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9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9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9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9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9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9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9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9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9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9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9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9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9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9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9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9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9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9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9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9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9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9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9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9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9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9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9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8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8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8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8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8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8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8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8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8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8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8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8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8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8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8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8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7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7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7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7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7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7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7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7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7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7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7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6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5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4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4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4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4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4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4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4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4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4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4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4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4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4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4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4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4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4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4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4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4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4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4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4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4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4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4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3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2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2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2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2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2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2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2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2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2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2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2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2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2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2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2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2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2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2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2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2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2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2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2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1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0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0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0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0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0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0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0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0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0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0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0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0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0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0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0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0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0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0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0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0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0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0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0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0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0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0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0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0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0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0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0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0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7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69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69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6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6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6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6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69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69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69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6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6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69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69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69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69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69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6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6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6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69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69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6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6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6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69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69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69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69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6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69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69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69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69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11076463601</text:p>
          </table:table-cell>
          <table:table-cell office:value-type="string" calcext:value-type="string">
            <text:p>56F <text:s/>1 SOW 018</text:p>
          </table:table-cell>
          <table:table-cell office:value-type="string" calcext:value-type="string">
            <text:p>1969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7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824" meta:object-count="0"/>
    <meta:user-defined meta:name="AppVersion">3.0</meta:user-defined>
  </office:meta>
</office:document-meta>
</file>